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006699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6699" draw:fill="none" draw:fill-color="#ffffff" fo:min-height="4.313cm"/>
    </style:style>
    <style:style style:name="gr3" style:family="graphic" style:parent-style-name="standard">
      <style:graphic-properties draw:stroke="none" svg:stroke-color="#006699" draw:fill="none" draw:fill-color="#ffffff" fo:min-height="1.28cm"/>
    </style:style>
    <style:style style:name="gr4" style:family="graphic" style:parent-style-name="objectwithoutfill">
      <style:graphic-properties svg:stroke-width="0.053cm" svg:stroke-color="#00669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6699" draw:fill="none" draw:fill-color="#ffffff" fo:min-height="1.397cm"/>
    </style:style>
    <style:style style:name="gr6" style:family="graphic" style:parent-style-name="standard">
      <style:graphic-properties draw:stroke="none" svg:stroke-color="#006699" draw:fill="none" draw:fill-color="#ffffff" fo:min-height="0.893cm"/>
    </style:style>
    <style:style style:name="gr7" style:family="graphic" style:parent-style-name="standard">
      <style:graphic-properties draw:stroke="none" svg:stroke-color="#006699" draw:fill="none" draw:fill-color="#ffffff" fo:min-height="0.762cm"/>
    </style:style>
    <style:style style:name="gr8" style:family="graphic" style:parent-style-name="standard">
      <style:graphic-properties svg:stroke-width="0.035cm" svg:stroke-color="#006699" draw:marker-start-width="0.252cm" draw:marker-end-width="0.252cm" draw:fill-color="#ffffff" draw:textarea-horizontal-align="justify" draw:textarea-vertical-align="middle" draw:auto-grow-height="fals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81cm" svg:stroke-color="#006699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53cm" svg:stroke-color="#006699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6699"/>
    </style:style>
    <style:style style:name="P3" style:family="paragraph">
      <style:paragraph-properties fo:text-align="center"/>
      <style:text-properties fo:color="#006699" fo:font-size="18pt" style:font-size-asian="18pt" style:font-size-complex="18pt"/>
    </style:style>
    <style:style style:name="P4" style:family="paragraph">
      <style:paragraph-properties fo:text-align="center"/>
      <style:text-properties fo:color="#006699" fo:font-size="16pt" style:font-size-asian="16pt" style:font-size-complex="16pt"/>
    </style:style>
    <style:style style:name="T1" style:family="text">
      <style:text-properties fo:color="#006699" fo:font-size="18pt" fo:font-weight="bold" style:font-size-asian="18pt" style:font-weight-asian="bold" style:font-size-complex="18pt" style:font-weight-complex="bold"/>
    </style:style>
    <style:style style:name="T2" style:family="text">
      <style:text-properties fo:color="#006699" fo:font-size="18pt" style:font-size-asian="18pt" style:font-size-complex="18pt"/>
    </style:style>
    <style:style style:name="T3" style:family="text">
      <style:text-properties fo:color="#006699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006699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985cm" svg:height="6.826cm" svg:x="0.873cm" svg:y="4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13.843cm" svg:height="6.826cm" svg:x="14.589cm" svg:y="4.9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6.858cm" svg:height="4.563cm" svg:x="0.873cm" svg:y="6.08cm">
          <draw:text-box>
            <text:p text:style-name="P2"><text:span text:style-name="T1">PHYSICAL SYSTEM</text:span></text:p>
            <text:p text:style-name="P2"><text:span text:style-name="T1"/></text:p>
            <text:p text:style-name="P2"><text:span text:style-name="T2">Represented by an agent based microscopic simulation</text:span></text:p>
          </draw:text-box>
        </draw:frame>
        <draw:frame draw:style-name="gr3" draw:text-style-name="P4" draw:layer="layout" svg:width="10.414cm" svg:height="1.53cm" svg:x="16.339cm" svg:y="5.303cm">
          <draw:text-box>
            <text:p text:style-name="P2"><text:span text:style-name="T3">PREDICTION &amp; CONTROL SYSTEM</text:span></text:p>
            <text:p text:style-name="P2"><text:span text:style-name="T4"/></text:p>
          </draw:text-box>
        </draw:frame>
        <draw:connector draw:style-name="gr4" draw:text-style-name="P1" draw:layer="layout" draw:type="curve" draw:line-skew="-1.922cm" svg:x1="4.365cm" svg:y1="4.969cm" svg:x2="21.51cm" svg:y2="4.969cm" draw:start-shape="id1" draw:start-glue-point="0" draw:end-shape="id2" svg:d="m4365 4969c0-3660 17145-3660 17145 0">
          <text:p/>
        </draw:connector>
        <draw:frame draw:style-name="gr5" draw:text-style-name="P3" draw:layer="layout" svg:width="16.51cm" svg:height="1.675cm" svg:x="4.937cm" svg:y="0.397cm">
          <draw:text-box>
            <text:p text:style-name="P2"><text:span text:style-name="T2">Current traffic state in number of vehicles, mean speed and standard deviation of speed of all cells. </text:span></text:p>
          </draw:text-box>
        </draw:frame>
        <draw:frame draw:style-name="gr6" draw:text-style-name="P3" draw:layer="layout" svg:width="15.24cm" svg:height="1.143cm" svg:x="5.826cm" svg:y="15.097cm">
          <draw:text-box>
            <text:p text:style-name="P2"><text:span text:style-name="T2">Recommendations for optimizing traffic flow.</text:span></text:p>
          </draw:text-box>
        </draw:frame>
        <draw:frame draw:style-name="gr7" draw:text-style-name="P3" draw:layer="layout" svg:width="13.335cm" svg:height="1.675cm" svg:x="6.705cm" svg:y="3.064cm">
          <draw:text-box>
            <text:p text:style-name="P2"><text:span text:style-name="T2">Turn ratios at off ramps and mean inter-arrival times at all source links</text:span></text:p>
          </draw:text-box>
        </draw:frame>
        <draw:custom-shape draw:style-name="gr8" draw:text-style-name="P4" draw:layer="layout" svg:width="4.342cm" svg:height="4.07cm" svg:x="14.97cm" svg:y="6.455cm">
          <text:p text:style-name="P2"><text:span text:style-name="T4">Optimization </text:span></text:p>
          <text:p text:style-name="P2"><text:span text:style-name="T4">modu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draw:layer="layout" svg:width="4.572cm" svg:height="4.064cm" svg:x="23.352cm" svg:y="6.461cm">
          <text:p text:style-name="P2"><text:span text:style-name="T2">CTM based</text:span></text:p>
          <text:p text:style-name="P2"><text:span text:style-name="T2">predictive </text:span></text:p>
          <text:p text:style-name="P2"><text:span text:style-name="T2">macroscopic </text:span></text:p>
          <text:p text:style-name="P2"><text:span text:style-name="T2">simulat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1" draw:layer="layout" svg:x1="19.288cm" svg:y1="7.477cm" svg:x2="23.324cm" svg:y2="7.488cm">
          <text:p/>
        </draw:line>
        <draw:line draw:style-name="gr9" draw:text-style-name="P1" draw:layer="layout" svg:x1="23.352cm" svg:y1="9.509cm" svg:x2="19.288cm" svg:y2="9.509cm">
          <text:p/>
        </draw:line>
        <draw:connector draw:style-name="gr10" draw:text-style-name="P1" draw:layer="layout" draw:type="curve" draw:line-skew="2.27cm" svg:x1="21.51cm" svg:y1="11.795cm" svg:x2="4.365cm" svg:y2="11.795cm" draw:start-shape="id2" draw:start-glue-point="2" draw:end-shape="id1" draw:end-glue-point="2" svg:d="m21510 11795c0 4183-17145 4183-17145 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bhinav Sunderrajan</meta:initial-creator>
    <meta:creation-date>2016-03-17T18:36:06.49</meta:creation-date>
    <dc:date>2016-11-22T11:09:14.02</dc:date>
    <dc:creator>Abhinav Sunderrajan</dc:creator>
    <meta:editing-duration>PT1H53M48S</meta:editing-duration>
    <meta:editing-cycles>51</meta:editing-cycles>
    <meta:generator>OpenOffice/4.0.0$Win32 OpenOffice.org_project/400m3$Build-9702</meta:generator>
    <meta:document-statistic meta:object-count="13"/>
  </office:meta>
</office:document-meta>
</file>